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710000007100EF3D209.jpg"/>
  <manifest:file-entry manifest:media-type="image/png" manifest:full-path="Pictures/100000000000000800000008DD0ADA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Predeterminado"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1.748cm" fo:margin-left="2.402cm" table:align="left"/>
    </style:style>
    <style:style style:name="Tabla1.A" style:family="table-column">
      <style:table-column-properties style:column-width="3.027cm"/>
    </style:style>
    <style:style style:name="Tabla1.B" style:family="table-column">
      <style:table-column-properties style:column-width="3.387cm"/>
    </style:style>
    <style:style style:name="Tabla1.C" style:family="table-column">
      <style:table-column-properties style:column-width="5.334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C1" style:family="table-cell">
      <style:table-cell-properties fo:background-color="#e6e6ff" fo:padding="0.097cm" fo:border="0.05pt solid #000000">
        <style:background-image/>
      </style:table-cell-properties>
    </style:style>
    <style:style style:name="Tabla1.2" style:family="table-row">
      <style:table-row-properties style:min-row-height="0.788cm"/>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line-height="150%" fo:text-align="justify" style:justify-single-word="false"/>
      <style:text-properties fo:font-size="11pt" style:font-size-asian="11pt" style:font-size-complex="11pt"/>
    </style:style>
    <style:style style:name="P3" style:family="paragraph" style:parent-style-name="Footer">
      <style:paragraph-properties fo:background-color="transparent" style:shadow="none">
        <style:background-image/>
      </style:paragraph-properties>
    </style:style>
    <style:style style:name="P4" style:family="paragraph" style:parent-style-name="Text_20_body">
      <style:paragraph-properties fo:text-align="justify" style:justify-single-word="false"/>
      <style:text-properties style:font-name="Bitstream Charter" fo:font-size="14pt" fo:font-weight="bold" style:font-size-asian="14pt" style:font-weight-asian="bold" style:font-size-complex="14pt" style:font-weight-complex="bold"/>
    </style:style>
    <style:style style:name="P5" style:family="paragraph" style:parent-style-name="Text_20_body">
      <style:paragraph-properties fo:text-align="end" style:justify-single-word="false"/>
      <style:text-properties style:font-name="Bitstream Charter" fo:font-size="14pt" fo:font-weight="bold" style:font-size-asian="14pt" style:font-weight-asian="bold" style:font-size-complex="14pt" style:font-weight-complex="bold"/>
    </style:style>
    <style:style style:name="P6" style:family="paragraph" style:parent-style-name="Text_20_body">
      <style:paragraph-properties fo:margin-top="0cm" fo:margin-bottom="0.109cm"/>
    </style:style>
    <style:style style:name="P7" style:family="paragraph" style:parent-style-name="Standard">
      <style:paragraph-properties fo:margin-top="0cm" fo:margin-bottom="0.3cm" fo:line-height="150%" fo:text-align="justify" style:justify-single-word="false"/>
      <style:text-properties fo:font-size="11pt" style:font-size-asian="11pt" style:font-size-complex="11pt"/>
    </style:style>
    <style:style style:name="P8" style:family="paragraph" style:parent-style-name="Heading_20_2">
      <style:text-properties fo:font-size="11pt" style:font-size-asian="11pt" style:font-size-complex="11pt"/>
    </style:style>
    <style:style style:name="P9" style:family="paragraph" style:parent-style-name="Heading_20_2">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1">
      <style:text-properties fo:font-size="11pt" style:font-size-asian="11pt" style:font-size-complex="11pt"/>
    </style:style>
    <style:style style:name="P15" style:family="paragraph" style:parent-style-name="Standard" style:list-style-name="L2">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4">
      <style:text-properties fo:font-size="11pt" style:font-size-asian="11pt" style:font-size-complex="11pt"/>
    </style:style>
    <style:style style:name="P18" style:family="paragraph" style:parent-style-name="Standard" style:list-style-name="L5">
      <style:text-properties fo:font-size="11pt" style:font-size-asian="11pt" style:font-size-complex="11pt"/>
    </style:style>
    <style:style style:name="P19" style:family="paragraph" style:parent-style-name="Standard" style:list-style-name="L6">
      <style:text-properties fo:font-size="11pt" style:font-size-asian="11pt" style:font-size-complex="11pt"/>
    </style:style>
    <style:style style:name="P20" style:family="paragraph" style:parent-style-name="Standard" style:list-style-name="L7">
      <style:paragraph-properties fo:line-height="150%" fo:text-align="justify" style:justify-single-word="false"/>
      <style:text-properties fo:font-size="11pt" style:font-size-asian="11pt" style:font-size-complex="11pt"/>
    </style:style>
    <style:style style:name="P21" style:family="paragraph" style:parent-style-name="Standard" style:list-style-name="L1">
      <style:text-properties style:font-name="Liberation Serif" fo:font-size="11pt" style:font-size-asian="11pt" style:font-size-complex="11pt"/>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Text_20_body">
      <style:text-properties fo:font-size="11pt" style:font-size-asian="11pt" style:font-size-complex="11pt"/>
    </style:style>
    <style:style style:name="P28" style:family="paragraph" style:parent-style-name="Text_20_body">
      <style:paragraph-properties fo:text-align="center" style:justify-single-word="false"/>
      <style:text-properties fo:font-size="10pt" style:font-size-asian="10pt" style:font-size-complex="10pt"/>
    </style:style>
    <style:style style:name="P29" style:family="paragraph" style:parent-style-name="Text_20_body">
      <style:paragraph-properties fo:margin-left="-0.042cm" fo:margin-right="0cm" fo:text-indent="0cm" style:auto-text-indent="false"/>
      <style:text-properties fo:font-size="11pt" style:font-size-asian="11pt" style:font-size-complex="11pt"/>
    </style:style>
    <style:style style:name="P30" style:family="paragraph" style:parent-style-name="Text_20_body">
      <style:paragraph-properties fo:margin-left="2.392cm" fo:margin-right="0cm" fo:margin-top="0.101cm" fo:margin-bottom="0.109cm" fo:text-indent="0cm" style:auto-text-indent="false"/>
      <style:text-properties fo:font-size="9pt" style:font-size-asian="9pt" style:font-size-complex="9pt"/>
    </style:style>
    <style:style style:name="P31" style:family="paragraph" style:parent-style-name="Heading_20_2">
      <style:text-properties fo:font-size="11pt" style:font-size-asian="11pt" style:font-size-complex="11pt"/>
    </style:style>
    <style:style style:name="P32" style:family="paragraph" style:parent-style-name="Heading_20_1">
      <style:paragraph-properties fo:text-align="center" style:justify-single-word="false"/>
      <style:text-properties fo:color="#ffffcc"/>
    </style:style>
    <style:style style:name="P33" style:family="paragraph" style:parent-style-name="Heading_20_1" style:list-style-name="">
      <style:paragraph-properties fo:margin-top="0.101cm" fo:margin-bottom="0.101cm" fo:line-height="150%" fo:text-align="justify" style:justify-single-word="false">
        <style:tab-stops/>
      </style:paragraph-properties>
    </style:style>
    <style:style style:name="P34" style:family="paragraph" style:parent-style-name="Heading_20_1">
      <style:paragraph-properties fo:margin-top="0.101cm" fo:margin-bottom="0.101cm" fo:break-before="page"/>
    </style:style>
    <style:style style:name="P35" style:family="paragraph" style:parent-style-name="Heading_20_1">
      <style:paragraph-properties fo:break-before="page"/>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agraph-properties fo:text-align="center"/>
      <style:text-properties fo:font-size="10pt" fo:font-style="italic" style:font-size-asian="10pt" style:font-style-asian="italic" style:font-size-complex="10pt" style:font-style-complex="italic"/>
    </style:style>
    <style:style style:name="P39" style:family="paragraph">
      <style:paragraph-properties fo:text-align="center"/>
    </style:style>
    <style:style style:name="P40" style:family="paragraph">
      <style:paragraph-properties fo:text-align="center"/>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agraph-properties fo:text-align="end"/>
    </style:style>
    <style:style style:name="P42" style:family="paragraph">
      <style:text-properties style:font-name="Century Schoolbook L" fo:font-size="45pt" style:font-size-asian="45pt" style:font-size-complex="45pt"/>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language="es" fo:country="PE" style:font-size-asian="10.5pt" style:font-weight-asian="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entury Schoolbook L" fo:font-size="40pt" fo:font-weight="bold" style:font-size-asian="40pt" style:font-weight-asian="bold" style:font-size-complex="40pt" style:font-weight-complex="bold"/>
    </style:style>
    <style:style style:name="T14" style:family="text">
      <style:text-properties style:font-name="Century Schoolbook L" fo:font-size="25pt" style:font-size-asian="25pt" style:font-size-complex="2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808000" draw:fill="bitmap" draw:fill-color="#ffffff" draw:fill-image-name="Empty" draw:opacity="50%" draw:fill-image-width="0cm" draw:fill-image-height="0cm" draw:textarea-horizontal-align="justify" draw:textarea-vertical-align="middle" draw:auto-grow-height="false" draw:shadow="hidden" draw:shadow-color="#c0c0c0"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draw:custom-shape text:anchor-type="paragraph" draw:z-index="76" draw:style-name="gr3" draw:text-style-name="P42" svg:width="14.339cm" svg:height="7.991cm" svg:x="1.413cm" svg:y="0.399cm"><text:p><text:span text:style-name="T13">PERFIL TÉCNICO</text:span></text:p><text:p text:style-name="P41"><text:span text:style-name="T14">ERP – Junta de Usuarios </text:span><text:span text:style-name="T14"><text:line-break/></text:span><text:span text:style-name="T14">Chancay Lambayeque</text:span></text:p><draw:enhanced-geometry svg:viewBox="0 0 21600 21600" draw:extrusion="true" dr3d:shade-mode="flat" draw:extrusion-metal="false" draw:extrusion-specularity="122%" draw:extrusion-diffusion="0%" draw:extrusion-depth="1cm 0" draw:extrusion-first-light-direction="(-50000 50000 10000)" draw:extrusion-second-light-direction="(50000 0 100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hiclayo, Junio del 2012</text:p>
      <text:p text:style-name="P4"/>
      <text:h text:style-name="P32" text:outline-level="1"><text:soft-page-break/>ÍNDICE</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ÍNDICE<text:tab/>2</text:p>
          <text:p text:style-name="P10">1.- SITUACION ACTUAL<text:tab/>3</text:p>
          <text:p text:style-name="P10">2.- Módulos Actuales<text:tab/>4</text:p>
          <text:p text:style-name="P11">2.1.- Módulo Contable – Aquas Conta<text:tab/>4</text:p>
          <text:p text:style-name="P11">2.2.- Módulo de Almacén - COPEMA<text:tab/>5</text:p>
          <text:p text:style-name="P11">2.3.- Módulo de Abastecimiento.<text:tab/>6</text:p>
          <text:p text:style-name="P11">2.4.- Módulo de Recaudación del Agua – SARA<text:tab/>7</text:p>
          <text:p text:style-name="P11">2.5.- Módulo de Información de Riego – SIRIG<text:tab/>8</text:p>
          <text:p text:style-name="P11">2.6.- Módulo de Cobranza y Tarifa<text:tab/>9</text:p>
          <text:p text:style-name="P11">2.7. - Módulo de Monitoreo de las Actividades<text:tab/>10</text:p>
          <text:p text:style-name="P11">2.8.- <text:s/>Módulo de Rendiciones Económicas.<text:tab/>11</text:p>
          <text:p text:style-name="P11">2.9.- <text:s/>Módulo de Aquas Complemento.<text:tab/>12</text:p>
          <text:p text:style-name="P11">2.10.- <text:s/>Módulo de Control de las Asistencias del Personal - BioAdmin<text:tab/>13</text:p>
          <text:p text:style-name="P11">2.11.- <text:s/>Módulo de Gestión del Personal - SIRAS<text:tab/>14</text:p>
          <text:p text:style-name="P10">3.- PROPUESTA TECNICA<text:tab/>15</text:p>
          <text:p text:style-name="P11">3.1. DESCRIPCIÓN DE LA PROPUESTA TECNICA<text:tab/>15</text:p>
          <text:p text:style-name="P11">3.2. ALCANCE<text:tab/>15</text:p>
          <text:p text:style-name="P11">3.3. ARQUITECTURA<text:tab/>15</text:p>
          <text:p text:style-name="P11">3.4. DEFINICIÓN DEL ERP-JUNTA DE USUARIOS CHANCAY LAMBAYEQUE<text:tab/>15</text:p>
          <text:p text:style-name="P12">3.4.1 Módulo de Contabilidad y Gestión Presupuestal<text:tab/>15</text:p>
          <text:p text:style-name="P12">3.4.2 Módulo de Rendiciones Económicas<text:tab/>16</text:p>
          <text:p text:style-name="P12">3.4.3 Módulo de Almacén y Abastecimientos<text:tab/>17</text:p>
          <text:p text:style-name="P12">3.4.4 Módulo de Distribución<text:tab/>18</text:p>
          <text:p text:style-name="P12">3.4.5 Módulo de Cobranza y Tarifa<text:tab/>19</text:p>
          <text:p text:style-name="P12">3.4.6 Módulo de Información Hidrológica<text:tab/>20</text:p>
          <text:p text:style-name="P12">3.4.7 Módulo de Gestión Documental<text:tab/>21</text:p>
          <text:p text:style-name="P12">3.4.8 Módulo de Adquisiciones<text:tab/>22</text:p>
          <text:p text:style-name="P12">3.4.9 Módulo de Gestión de Recursos Humanos<text:tab/>23</text:p>
          <text:p text:style-name="P12">3.4.10 Módulo de Monitoreo de las Actividades<text:tab/>24</text:p>
          <text:p text:style-name="P11">3.5. SEGURIDAD.<text:tab/>25</text:p>
          <text:p text:style-name="P11"><text:soft-page-break/>3.6. REQUERIMIENTOS EN HARDWARE<text:tab/>26</text:p>
        </text:index-body>
      </text:table-of-content>
      <text:p text:style-name="Standard"/>
      <text:h text:style-name="P33" text:outline-level="1"/>
      <text:h text:style-name="P34" text:outline-level="1">1.- SITUACION ACTUAL</text:h>
      <text:p text:style-name="P7">La automatización de los procesos en la Junta de Usuarios ha sido generalmente una necesidad entre las áreas que conforman esta organización, en tal sentido esto ha sido una oportunidad de mejorar la gestión en áreas como Cobranza con el software <text:span text:style-name="T7">SARA</text:span> que posteriormente ha evolucionado a un nuevo sistema llamado <text:span text:style-name="T7">SARA Visual v1.0</text:span> de este nuevo software es importante resaltar que esta puesto en marcha para la vigente campaña agrícola en comisiones Pilotos.</text:p>
      <text:p text:style-name="P7">De igual manera para el área de contabilidad la existencia el <text:span text:style-name="T7">Software Aquas Conta Visual</text:span> para Junta de Usuarios y COPEMA cuyo objetivo es ayudar con la gestión Financiera y presupuestal de Junta de Usuarios y Comisión de Regantes</text:p>
      <text:p text:style-name="P7">Otra de las áreas involucradas es almacén en COPEMA, en el que usan un sistema de Almacén hecho a medida denominado <text:span text:style-name="T6">Sistema de Gestión y Mantenimiento de Almacén;</text:span> del mismo modo el área de abastecimiento en Junta de Usuarios en el que se hace uso un software a medida llamado<text:span text:style-name="T7"> Aquas Almacenes</text:span>, </text:p>
      <text:p text:style-name="P7">Para las áreas de Administración y Contabilidad de COPEMA, en la actualidad se hace uso dos software que complementan al sistema Contable, uno de ellos es el<text:span text:style-name="T7"> Aquas Complemento</text:span>, y el otro software es el <text:span text:style-name="T7"><text:s/>Sistema de Rendiciones Económicas o SISRECO</text:span>. que ayuda en la gestión las rendiciones,de estos dos últimos software a medida cabe resaltar que han sido desarrollados en el área de Informática</text:p>
      <text:p text:style-name="P2">El sistema de monitoreo de las actividades SMA que tiene como objetivo la evaluación y seguimiento a la Gestión administrativa, financiera, tecnológica y gerencial de un periodo establecido, de uso para la Gerencia Técnica.</text:p>
      <text:p text:style-name="P2">Para el área de Personal tanto para junta y para COPEMA se utiliza tecnológica biométrica integrada con <text:s/>software para el control de la asistencia del Personal para el caso de está área se están complementando dos Software denominados SIRAS y BioAdmin </text:p>
      <text:p text:style-name="P2">Los mencionados software, actualmente dan soporte a las actividades y funciones que realiza el personal administrativo en la Junta de Usuarios, en sus diferentes niveles desde sistemas transaccional hasta sistema de sistemas que apoyen en la toma de decisiones</text:p>
      <text:p text:style-name="P2">Actualmente en Junta de Usuarios y COPEMA cuenta con dos equipos servidores en cada dependencia, uno de ellos es para gestionar las base de datos y el otro es para la seguridad de la red, control de acceso a contenidos Web denominado servidor PROXY.</text:p>
      <text:h text:style-name="P34" text:outline-level="1">2.- Módulos Actuales</text:h>
      <text:p text:style-name="P6">Se describirán los actuales módulos informáticos con los que se cuenta en Junta de Usuarios en el que se detalla un análisis técnico previa evaluación por parte del área de Sistemas e Informática.</text:p>
      <text:h text:style-name="Heading_20_2" text:outline-level="2">2.1.- Módulo Contable – Aquas Conta</text:h>
      <text:list xml:id="list448020501" text:style-name="L1">
        <text:list-item>
          <text:p text:style-name="P14"><text:span text:style-name="T9">Descripción:</text:span> Este módulo informático ha sido desarrollado para que ayude en la gestión de la contabilidad y la gestión presupuestal de la Junta de Usuarios y Comisiones de Regantes. Dentro de las funciones más importantes del mencionado módulo informático esta el proceso del registro de <text:s/>vouchers el mismo que trae como resultado la creación de los fondos fijos a rendir, entendiéndose por estos a la Caja Chica y otras rendiciones, siendo esta la base para que se generen los libros y estados financieros.</text:p>
        </text:list-item>
        <text:list-item>
          <text:p text:style-name="P14"><text:span text:style-name="T9">Arquitectura:</text:span> Bajo una arquitectura cliente servidor para clientes bajo la plataforma de la Familia de sistemas operativos Windows 9X, XP pero con dificultades con el Sistema Operativo Windows Seven (Win 7), de esta arquitectura es necesario conocer que tiene como eje principal de comunicación entre los clientes y servidos la utilización de ODBC </text:p>
          <text:p text:style-name="P14">El gestor de base de datos para el software es el <text:span text:style-name="T8">SQL Server 2000 </text:span>para comisiones y Junta de usuarios y SQL Server 2005 para COPEMA</text:p>
        </text:list-item>
        <text:list-item>
          <text:p text:style-name="P21"><text:span text:style-name="T9">Lenguaje Utilizado:</text:span> Este software a medida fue elaborado en el lenguaje de programación <text:span text:style-name="T8">Visual FoxPro.</text:span></text:p>
        </text:list-item>
        <text:list-item>
          <text:p text:style-name="P14"><text:span text:style-name="T9">Nivel de Seguridad:</text:span> El nivel de seguridad presentado en este software puede se considerado bueno, debido a para la habilitación y creación de una cuentas de usuarios debe participar el Administrador de Base de datos y el Administrador del software.</text:p>
        </text:list-item>
        <text:list-item>
          <text:p text:style-name="P13"><text:span text:style-name="T4">Documentación:</text:span><text:span text:style-name="T2">. La documentación presentada en este software, se limita a un </text:span><text:span text:style-name="T3">manual de usuario</text:span><text:span text:style-name="T2"> básicos de las funciones básicas que son el motor para el funcionamiento del mencionado</text:span></text:p>
        </text:list-item>
      </text:list>
      <text:h text:style-name="P9" text:outline-level="2">2.2.- Módulo de Almacén - COPEMA</text:h>
      <text:list xml:id="list1617610903" text:style-name="L2">
        <text:list-item>
          <text:p text:style-name="P22"><text:span text:style-name="T4">Descripción:</text:span><text:span text:style-name="T2"> Este módulo informático ha sido desarrollado para que ayude en la gestión del Almacén tanto para el abastecimiento interno y de obras para el mantenimiento del Sistema Tinajones, tiene como base de datos.</text:span></text:p>
        </text:list-item>
        <text:list-item>
          <text:p text:style-name="P22"><text:span text:style-name="T4">Arquitectura:</text:span><text:span text:style-name="T2"> Bajo una arquitectura cliente servidor para clientes bajo la plataforma de la Familia de sistemas operativos Windows 9X, XP pero con dificultades con el Sistema Operativo Windows Seven (Win 7), de esta arquitectura es necesario conocer que tiene como eje principal de comunicación entre los clientes y servidos la utilización de ODBC's </text:span></text:p>
          <text:p text:style-name="P15">El gestor de base de datos para el software es el SQL Server 2005 y comparte la misma base de datos con el módulo de contabilidad.</text:p>
        </text:list-item>
        <text:list-item>
          <text:p text:style-name="P22"><text:span text:style-name="T4">Lenguaje Utilizado:</text:span><text:span text:style-name="T2"> Este software a medida fue elaborado en el lenguaje de programación Power Builder.</text:span></text:p>
        </text:list-item>
        <text:list-item>
          <text:p text:style-name="P22"><text:span text:style-name="T4">Nivel de Seguridad:</text:span><text:span text:style-name="T2"> El nivel de seguridad presentado en este software puede se considerado regular, debido a para la habilitación y creación de una cuentas de usuarios debe participar el Administrador de Base de datos, porque no cuenta con un módulo de Gestión de Usuarios, accesos y permisos.</text:span></text:p>
        </text:list-item>
        <text:list-item>
          <text:p text:style-name="P22"><text:span text:style-name="T4">Documentación:</text:span><text:span text:style-name="T2"> La documentación presentada en este software, no se encuentra disponible.</text:span></text:p>
        </text:list-item>
      </text:list>
      <text:h text:style-name="P9" text:outline-level="2">2.3.- Módulo de Abastecimiento.</text:h>
      <text:list xml:id="list1188527960" text:style-name="L3">
        <text:list-item>
          <text:p text:style-name="P23"><text:span text:style-name="T4">Descripción:</text:span><text:span text:style-name="T2"> Este módulo informático ha sido desarrollado para que ayude en la gestión del área de abastecimiento en cuanto al abastecimiento interno de Junta de Usuarios.</text:span></text:p>
        </text:list-item>
        <text:list-item>
          <text:p text:style-name="P23"><text:span text:style-name="T4">Arquitectura:</text:span><text:span text:style-name="T2"> Bajo una arquitectura cliente servidor para clientes bajo la plataforma de la Familia de sistemas operativos Windows 9X, XP pero con dificultades con el Sistema Operativo Windows Seven (Win 7), de esta arquitectura es necesario conocer que tiene como eje principal de comunicación entre los clientes y servidos la utilización de ODBC's </text:span></text:p>
          <text:p text:style-name="P16">El gestor de base de datos para el software es el SQL Server 2000 y comparte la misma base de datos con el módulo de contabilidad.</text:p>
        </text:list-item>
        <text:list-item>
          <text:p text:style-name="P23"><text:span text:style-name="T4">Lenguaje Utilizado:</text:span><text:span text:style-name="T2"> Este software a medida fue elaborado en el lenguaje de programación Visual FoxPro.</text:span></text:p>
        </text:list-item>
        <text:list-item>
          <text:p text:style-name="P23"><text:span text:style-name="T4">Nivel de Seguridad:</text:span><text:span text:style-name="T2"> El nivel de seguridad presentado en este software puede se considerado bueno, debido a para la habilitación y creación de una cuentas de usuarios debe participar el Administrador de Base de datos y el Administrador del software.</text:span></text:p>
        </text:list-item>
        <text:list-item>
          <text:p text:style-name="P23"><text:span text:style-name="T4">Documentación:</text:span><text:span text:style-name="T2"> La documentación presentada en este software, se limita a un </text:span><text:span text:style-name="T3">manual de usuario</text:span><text:span text:style-name="T2"> básicos de las funciones básicas que son el motor para el funcionamiento del mencionado</text:span></text:p>
        </text:list-item>
      </text:list>
      <text:h text:style-name="P9" text:outline-level="2">2.4.- Módulo de Recaudación del Agua – SARA</text:h>
      <text:list xml:id="list803019962" text:style-name="L4">
        <text:list-item>
          <text:p text:style-name="P24"><text:span text:style-name="T4">Descripción:</text:span><text:span text:style-name="T2"> Este módulo informático ha sido desarrollado para que ayude en la gestión de la recaudación de la cobranza y tarifa del recurso hídrico, teniendo como centro de operación en junta de usuarios y como alimentador de datos a las Comisión de regantes.</text:span></text:p>
        </text:list-item>
        <text:list-item>
          <text:p text:style-name="P24"><text:span text:style-name="T4">Arquitectura:</text:span><text:span text:style-name="T2"> Bajo una arquitectura de un sistema gestor interprete de bases de datos a nivel de compilador de comandos.</text:span></text:p>
          <text:p text:style-name="P17">Para el tema gestión de información, este sistema al ser un interprete de bases de datos, es manejado a través archivos planos denominados DBU, y no a través de un sistema Gestor de base de datos.</text:p>
        </text:list-item>
        <text:list-item>
          <text:p text:style-name="P24"><text:span text:style-name="T4">Lenguaje Utilizado:</text:span><text:span text:style-name="T2"> Este software a medida fue elaborado en el lenguaje de programación Clipper.</text:span></text:p>
        </text:list-item>
        <text:list-item>
          <text:p text:style-name="P24"><text:span text:style-name="T4">Nivel de Seguridad:</text:span><text:span text:style-name="T2"> El nivel de seguridad presentado en este software puede se considerado deficiente, debido a no se cuenta con un módulo para la gestión de usuarios, permisos y accesos al software por tanto es propenso a alguna vulnerabilidad en el manejo de los datos.</text:span></text:p>
        </text:list-item>
        <text:list-item>
          <text:p text:style-name="P24"><text:span text:style-name="T4">Documentación:</text:span><text:span text:style-name="T2"> La documentación presentada en este software, no se encuentra disponible</text:span></text:p>
        </text:list-item>
      </text:list>
      <text:p text:style-name="P1"/>
      <text:h text:style-name="P9" text:outline-level="2">2.5.- Módulo de Información de Riego – SIRIG</text:h>
      <text:list xml:id="list1561197768" text:style-name="L5">
        <text:list-item>
          <text:p text:style-name="P25"><text:span text:style-name="T4">Descripción:</text:span><text:span text:style-name="T2"> Este módulo informático ha sido desarrollado para que ayude en la gestión de los padrones de Usuarios y predios agrícolas y el Plan de cultivo y riego, teniendo como centro de operación en junta de usuarios y como alimentador de datos a las Comisión de regantes.</text:span></text:p>
          <text:p text:style-name="P18">Desarrollado en el marco del convenio tripartito entre el Proyecto Sub. Sectorial de Irrigación del Ministerio de Agricultura, el Consorcio DHV-ATA-IMAR y las 40 Juntas de Usuarios de la Costa del Perú con sus respectivas Comisiones de Regantes que las conforman.</text:p>
        </text:list-item>
        <text:list-item>
          <text:p text:style-name="P25"><text:span text:style-name="T4">Arquitectura:</text:span><text:span text:style-name="T2"> Bajo una arquitectura cliente servidor para clientes bajo la plataforma de la Familia de sistemas operativos Windows 9X, XP pero con dificultades con el Sistema Operativo Windows Seven (Win 7), de esta arquitectura es necesario conocer que tiene como eje principal de comunicación <text:s/>para la actualización de los padrones a las comisiones y junta de usuarios a través de archivos generados por cada procesamiento de información (JVPADRON Y CPADRON).</text:span></text:p>
          <text:p text:style-name="P18">Este sistema integra la base de datos Access 2003 propia de la familia de la suite de ofimática MS Office 2003</text:p>
        </text:list-item>
        <text:list-item>
          <text:p text:style-name="P25"><text:span text:style-name="T4">Lenguaje Utilizado:</text:span><text:span text:style-name="T2"> Este software a medida fue elaborado en el lenguaje de programación visual basic 6.0.</text:span></text:p>
        </text:list-item>
        <text:list-item>
          <text:p text:style-name="P25"><text:span text:style-name="T4">Nivel de Seguridad:</text:span><text:span text:style-name="T2"> El nivel de seguridad presentado en este software puede se considerado regular, debido a para la habilitación y creación de una cuentas de usuarios debe participar el Administrador de Base de datos, porque no cuenta con un módulo de Gestión de Usuarios, accesos y permisos.</text:span></text:p>
        </text:list-item>
        <text:list-item>
          <text:p text:style-name="P25"><text:span text:style-name="T4">Documentación:</text:span><text:span text:style-name="T2"> La documentación presentada en este software, se limita a un </text:span><text:span text:style-name="T3">manual de usuario</text:span><text:span text:style-name="T2"> básicos de las funciones básicas que son el motor para el funcionamiento del mencionado</text:span></text:p>
        </text:list-item>
      </text:list>
      <text:h text:style-name="P9" text:outline-level="2">2.6.- Módulo de Cobranza y Tarifa</text:h>
      <text:list xml:id="list2171548550" text:style-name="L6">
        <text:list-item>
          <text:p text:style-name="P19">Descripción: Este módulo informático ha sido desarrollado para que ayude en la gestión de la contabilidad y la gestión presupuestal de la Junta de Usuarios y Comisiones de Regantes. Dentro de las funciones más importantes del mencionado módulo informático esta el proceso del registro de vouchers el mismo que trae como resultado la creación de los fondos fijos a rendir, entendiéndose por estos a la Caja Chica y otras rendiciones, siendo esta la base para que se generen los libros y estados financieros.</text:p>
        </text:list-item>
        <text:list-item>
          <text:p text:style-name="P19">Arquitectura: Bajo una arquitectura cliente servidor para clientes bajo la plataforma de la Familia de sistemas operativos Windows 9X, XP y Windows Seven (Win 7), de esta arquitectura es necesario conocer que tiene como eje principal reconocimiento del servidor de aplicaciones para realizar la conexión entre el servidor y la aplicación.</text:p>
          <text:p text:style-name="P19">Tiene como Gestor de base de datos al software privativo SQL Server 2008</text:p>
        </text:list-item>
        <text:list-item>
          <text:p text:style-name="P19">Lenguaje Utilizado: Este software a medida fue elaborado en el lenguaje de programación Visual Studio 2005 y un Gestor de base de datos SQL Server 2008.</text:p>
        </text:list-item>
        <text:list-item>
          <text:p text:style-name="P19">Nivel de Seguridad. El nivel de seguridad presentado en este software puede se considerado bueno, debido a para la habilitación y creación de una cuentas de usuarios debe participar el Administrador de Base de datos y el Administrador del software.</text:p>
        </text:list-item>
        <text:list-item>
          <text:p text:style-name="P26"><text:span text:style-name="T2">Documentación. La documentación presentada en este software, se limita a un </text:span><text:span text:style-name="T3">manual de usuario y técnico </text:span><text:span text:style-name="T5">que hace una descripción</text:span><text:span text:style-name="T2"> básica de las funciones básicas que son el motor para el funcionamiento del mencionado</text:span></text:p>
        </text:list-item>
      </text:list>
      <text:h text:style-name="P9" text:outline-level="2">2.7. - Módulo de Monitoreo de las Actividades</text:h>
      <text:p text:style-name="P2"/>
      <text:h text:style-name="P9" text:outline-level="2">2.8.- <text:s/>Módulo de Rendiciones Económicas.</text:h>
      <text:p text:style-name="P2"/>
      <text:h text:style-name="P9" text:outline-level="2">2.9.- <text:s/>Módulo de Aquas Complemento.</text:h>
      <text:p text:style-name="P2"/>
      <text:h text:style-name="P9" text:outline-level="2">2.10.- <text:s/>Módulo de Control de las Asistencias del Personal - BioAdmin</text:h>
      <text:list xml:id="list2182814435" text:style-name="L7">
        <text:list-header>
          <text:p text:style-name="P20"/>
        </text:list-header>
      </text:list>
      <text:h text:style-name="P9" text:outline-level="2">2.11.- <text:s/>Módulo de Gestión del Personal - SIRAS</text:h>
      <text:list xml:id="list475872512" text:continue-numbering="true" text:style-name="L7">
        <text:list-header>
          <text:p text:style-name="P20"/>
        </text:list-header>
      </text:list>
      <text:h text:style-name="P35" text:outline-level="1">3.- PROPUESTA TECNICA</text:h>
      <text:h text:style-name="P8" text:outline-level="2">3.1. DESCRIPCIÓN DE LA PROPUESTA TECNICA.</text:h>
      <text:p text:style-name="Standard">La propuesta consiste en realizar el análisis a los procedimientos, actividades, tareas del personal planta y de campo que tengan significancia en el giro de negocio de la Institución y sobre todo que sean automatizables en la organización, entendiéndose por este último a Junta de Usuarios y COPEMA y Comisión de Regantes, con la finalidad de captar requerimientos necesarios para <text:span text:style-name="T10">la implementación de posibles módulos informáticos</text:span> o para mejorar funcionalidades de los módulos, aplicaciones y sistemas de información con los que actualmente se trabaja, siendo esta propuesta una oportunidad en la que se pueden mejorar, optimizar y agilizar las tareas y actividades.</text:p>
      <text:p text:style-name="Standard">Tanto los sistemas de información, módulos y aplicaciones de la Junta de usuarios como organización, han manteniendo una constante en el transcurrir del tiempo, que es la tendencia a evolucionar en arquitectura y procedimientos, en tal sentido es necesario trabajar, conciliar y establecer metodologías, guiás, procedimientos en conjunto con las áreas que general conocimiento en la organización teniendo como único objetivo la automatización de la mayoría de procesos obteniendo como producto la creación de un Sistema Integral de Planificación Empresarial (ERP que son las siglas de Enterprise Resource Planning o Planificación de Recursos de la Empresa) que permita unificar el conocimiento de la organización el mismo que ayude en la toma de decisiones, que nos facilita métricas de evaluación, pronósticos y tendencias.</text:p>
      <text:p text:style-name="Standard">Cabe mencionar que el mencionado proyecto debería estar alineado al Plan Estratégico Institucional, por tanto debería tener en cuenta para ser presupuestado.</text:p>
      <text:h text:style-name="Heading_20_2" text:outline-level="2">3.2. ALCANCE</text:h>
      <text:p text:style-name="Standard">El perfil técnico abarca un análisis detallado en Junta Usuarios, integrando COPEMA y comisiones de Regantes.</text:p>
      <text:h text:style-name="P8" text:outline-level="2">3.3. ARQUITECTURA</text:h>
      <text:h text:style-name="Heading_20_3" text:outline-level="3">3.3.1. Metodología</text:h>
      <text:p text:style-name="P27">Se propone seguir una metodología que ayude a modelar tanto el giro de negocio, del mismo modo es importante documentar el proceso de análisis para ello debemos utilizar metodologías de gestión de Software que se adaptar al tipo y tamaño del proyecto.</text:p>
      <text:p text:style-name="P27">Del mismo modo recomendar un lenguaje de programación y una arquitectura estable y modular que haga <text:soft-page-break/>flexible y robusto el ERP.</text:p>
      <text:p text:style-name="P27">A continuación se describe un cuadro con las metodologías adaptables al proyecto</text:p>
      <text:p text:style-name="P28">Cuadro Nº 01 - Metodologías propuestas para el desarrollado del Proyecto</text:p>
      <table:table table:name="Tabla1" table:style-name="Tabla1">
        <table:table-column table:style-name="Tabla1.A"/>
        <table:table-column table:style-name="Tabla1.B"/>
        <table:table-column table:style-name="Tabla1.C"/>
        <table:table-row>
          <table:table-cell table:style-name="Tabla1.A1" office:value-type="string">
            <text:p text:style-name="P36">Metodología</text:p>
          </table:table-cell>
          <table:table-cell table:style-name="Tabla1.A1" office:value-type="string">
            <text:p text:style-name="P36">Negocio</text:p>
          </table:table-cell>
          <table:table-cell table:style-name="Tabla1.C1" office:value-type="string">
            <text:p text:style-name="P36">Gestión de Proyecto de software</text:p>
          </table:table-cell>
        </table:table-row>
        <table:table-row table:style-name="Tabla1.2">
          <table:table-cell table:style-name="Tabla1.A3" office:value-type="string">
            <text:p text:style-name="P37">BMP</text:p>
          </table:table-cell>
          <table:table-cell table:style-name="Tabla1.B2" office:value-type="string">
            <text:p text:style-name="P36">X</text:p>
          </table:table-cell>
          <table:table-cell table:style-name="Tabla1.C2" office:value-type="string">
            <text:p text:style-name="P36"/>
          </table:table-cell>
        </table:table-row>
        <table:table-row>
          <table:table-cell table:style-name="Tabla1.A3" office:value-type="string">
            <text:p text:style-name="P37">RUP </text:p>
          </table:table-cell>
          <table:table-cell table:style-name="Tabla1.B3" office:value-type="string">
            <text:p text:style-name="P36">X</text:p>
          </table:table-cell>
          <table:table-cell table:style-name="Tabla1.C3" office:value-type="string">
            <text:p text:style-name="P36">X</text:p>
          </table:table-cell>
        </table:table-row>
        <table:table-row>
          <table:table-cell table:style-name="Tabla1.A5" office:value-type="string">
            <text:p text:style-name="P37">SCRUM</text:p>
          </table:table-cell>
          <table:table-cell table:style-name="Tabla1.B5" office:value-type="string">
            <text:p text:style-name="P36"/>
          </table:table-cell>
          <table:table-cell table:style-name="Tabla1.C5" office:value-type="string">
            <text:p text:style-name="P36">X</text:p>
          </table:table-cell>
        </table:table-row>
        <table:table-row>
          <table:table-cell table:style-name="Tabla1.A5" office:value-type="string">
            <text:p text:style-name="P37">PMI</text:p>
          </table:table-cell>
          <table:table-cell table:style-name="Tabla1.B5" office:value-type="string">
            <text:p text:style-name="P36"/>
          </table:table-cell>
          <table:table-cell table:style-name="Tabla1.C5" office:value-type="string">
            <text:p text:style-name="P36">X</text:p>
          </table:table-cell>
        </table:table-row>
      </table:table>
      <text:p text:style-name="P30">Fuente: Elaboración Propia</text:p>
      <text:p text:style-name="P29">Para hacer uso de las metodologías se harán uso de herramientas case que nos permitirán modelar y diagramar modelos y casos.</text:p>
      <text:h text:style-name="Heading_20_3" text:outline-level="3">3.3.2 Arquitectura</text:h>
      <text:p text:style-name="P27">Se propone que el ERP sea flexible, adaptable son soporte a la plataforma web 2.0, bajo la arquitectura de modelo vista controlador MVC.</text:p>
      <text:h text:style-name="Heading_20_3" text:outline-level="3">3.3.3 Lenguaje de Programación</text:h>
      <text:p text:style-name="P27">Se propone un lenguaje de programación estable, robusto al nivel de java pero ligero como PHP, para ello se recomienda usar Python como lenguaje base debido al crecimiento, evolución y soporte que tiene a nivel mundial a través de la comunidad de Software Libre, cabe mencionar que es un lenguaje novedoso en nuestro ámbito regional y nacional por la cual nos resultará una gran ventaja en relación a otras instituciones en el mismo giro de negocio.</text:p>
      <text:h text:style-name="Heading_20_3" text:outline-level="3">3.3.4 Gestor de Base de Datos</text:h>
      <text:p text:style-name="P27">Del mismo modo que es importante elegir un correcto lenguaje de programación, resulta importante tener un respaldo del gestor de base de datos que nos proporcionará rapidez en las consultas, transacciones y operaciones, por tanto se recomienda tener en cuenta el Gestor de Base de Datos de PostgreSQL, debido que se encuentra en un nivel de Oracle y SqlServer.</text:p>
      <text:h text:style-name="P8" text:outline-level="2">3.4. SEGURIDAD.</text:h>
      <text:p text:style-name="Standard">Una de los puntos más importantes a tener en cuenta es </text:p>
      <text:p text:style-name="Standard"><text:soft-page-break/>Inyección SQL</text:p>
      <text:p text:style-name="Standard">Cross-site Scripting </text:p>
      <text:p text:style-name="Standard">CSRF (Cross-site Request Forgery)</text:p>
      <text:p text:style-name="Standard">Inyección de cabeceras de e-mail</text:p>
      <text:h text:style-name="P8" text:outline-level="2"/>
      <text:h text:style-name="P9" text:outline-level="2"><text:span text:style-name="T2">3.5. </text:span>REQUERIMIENTOS EN HARDWARE</text:h>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Predeterminado"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line-height="150%" fo:text-align="justify" style:justify-single-word="false"/>
      <style:text-properties fo:font-size="11pt"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top="0cm" fo:margin-bottom="0.109cm" style:page-number="auto"/>
      <style:text-properties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99cm" fo:margin-bottom="0.199cm"/>
      <style:text-properties style:font-name="Liberation Serif" fo:font-size="11pt" fo:font-weight="normal" style:font-name-asian="DejaVu LGC Sans" style:font-size-asian="18pt" style:font-weight-asian="bold" style:font-name-complex="DejaVu LGC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LGC Sans Mono" style:font-size-asian="10pt" style:font-name-complex="Liberation Mono" style:font-size-complex="10pt"/>
    </style:style>
    <style:style style:name="Header" style:family="paragraph" style:parent-style-name="Standard"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199cm" fo:margin-bottom="0.199cm" fo:line-height="150%" fo:text-indent="0cm" style:auto-text-indent="false" style:page-number="auto" fo:background-color="transparent" style:shadow="none">
        <style:tab-stops/>
        <style:background-image/>
      </style:paragraph-properties>
      <style:text-properties style:font-name="Liberation Serif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199cm" fo:margin-bottom="0.199cm" fo:text-indent="0cm" style:auto-text-indent="false"/>
      <style:text-properties style:font-name="Liberation Serif2"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100%" fo:margin-left="0cm" fo:margin-right="0cm" fo:margin-top="0.199cm" fo:margin-bottom="0.199cm" fo:text-indent="0cm" style:auto-text-indent="false"/>
      <style:text-properties style:font-name="Liberation Serif2" fo:font-size="85%" fo:font-style="normal" fo:font-weight="normal"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style:font-name-asian="DejaVu LGC Sans Mono" style:font-name-complex="Liberation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agraph-properties fo:text-align="center"/>
      <style:text-properties fo:font-size="10pt" fo:font-style="italic" fo:font-weight="bold" style:font-size-asian="10pt" style:font-style-asian="italic" style:font-weight-asian="bold" style:font-size-complex="10pt" style:font-style-complex="italic" style:font-weight-complex="bold"/>
    </style:style>
    <style:style style:name="MP3" style:family="paragraph">
      <style:paragraph-properties fo:text-align="center"/>
      <style:text-properties fo:font-size="10pt" fo:font-style="italic" style:font-size-asian="10pt" style:font-style-asian="italic" style:font-size-complex="10pt" style:font-style-complex="italic"/>
    </style:style>
    <style:style style:name="MP4" style:family="paragraph" style:parent-style-name="Footer">
      <style:paragraph-properties fo:background-color="transparent" style:shadow="none">
        <style:background-image/>
      </style:paragraph-properties>
    </style:style>
    <style:style style:name="MT1" style:family="text">
      <style:text-properties fo:font-size="10pt" fo:font-style="italic" fo:font-weight="bold" style:font-size-asian="10pt" style:font-style-asian="italic" style:font-weight-asian="bold" style:font-size-complex="10pt" style:font-style-complex="italic" style:font-weight-complex="bold"/>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9pt" fo:font-style="italic" style:font-size-asian="9pt" style:font-style-asian="italic" style:font-size-complex="9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p text:style-name="Header"><draw:frame draw:style-name="Mfr1" draw:name="gráficos1" text:anchor-type="paragraph" svg:x="0.787cm" svg:y="-0.295cm" svg:width="2.304cm" svg:height="2.145cm" draw:z-index="75"><draw:image xlink:href="Pictures/1000000000000710000007100EF3D209.jpg" xlink:type="simple" xlink:show="embed" xlink:actuate="onLoad"/></draw:frame><draw:frame text:anchor-type="paragraph" draw:z-index="37" draw:style-name="Mgr1" draw:text-style-name="MP2" svg:width="6.682cm" svg:height="0.814cm" svg:x="10.186cm" svg:y="0.235cm"><draw:text-box><text:p text:style-name="MP1"><text:span text:style-name="MT1">Comité de Operacion y Mantenimiento </text:span></text:p><text:p text:style-name="MP1"><text:span text:style-name="MT1">Sistema Tinajones</text:span></text:p></draw:text-box></draw:frame></text:p>
        <text:p text:style-name="Header"/>
        <text:p text:style-name="Header"><draw:frame text:anchor-type="paragraph" draw:z-index="18" draw:style-name="Mgr1" draw:text-style-name="MP3" svg:width="5.213cm" svg:height="0.583cm" svg:x="10.973cm" svg:y="0.483cm"><draw:text-box><text:p text:style-name="MP1"><text:span text:style-name="MT2">Área de Sistemas e Informática</text:span></text:p></draw:text-box></draw:frame></text:p>
        <text:p text:style-name="Header"/>
        <text:p text:style-name="Horizontal_20_Line"/>
      </style:header>
      <style:footer>
        <text:p text:style-name="MP4"><draw:line text:anchor-type="paragraph" draw:z-index="56" draw:style-name="Mgr2" draw:text-style-name="MP1" svg:x1="-0.014cm" svg:y1="-0.033cm" svg:x2="17.015cm" svg:y2="-0.033cm"><text:p/></draw:line><text:span text:style-name="MT3">Sistema Integral de planificación empresarial (ERP) en la Junta de Usuarios Chancay – Lambayeque<text:tab/>- </text:span><text:span text:style-name="MT3"><text:page-number text:select-page="current">19</text:page-number></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2-03-23T16:39:24</meta:creation-date>
    <dc:date>2012-06-07T22:21:37</dc:date>
    <dc:creator>erickAurazo </dc:creator>
    <meta:editing-duration>PT14H1M25S</meta:editing-duration>
    <meta:editing-cycles>239</meta:editing-cycles>
    <meta:generator>LibreOffice/3.5$Linux_X86_64 LibreOffice_project/235ab8a-3802056-4a8fed3-2d66ea8-e241b80</meta:generator>
    <meta:document-statistic meta:table-count="1" meta:image-count="1" meta:object-count="0" meta:page-count="19" meta:paragraph-count="134" meta:word-count="2663" meta:character-count="9286" meta:non-whitespace-character-count="13864"/>
  </office:meta>
</office:document-meta>
</file>